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6400000032481BF7AC.pn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DejaVu Sans Mono" svg:font-family="'DejaVu Sans Mono'" style:font-family-generic="modern" style:font-pitch="fixed"/>
    <style:font-face style:name="Segoe Print" svg:font-family="'Segoe Print'" style:font-adornments="Negrit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ntrato" style:family="table">
      <style:table-properties style:width="16.999cm" table:align="margins"/>
    </style:style>
    <style:style style:name="Contrato.A" style:family="table-column">
      <style:table-column-properties style:column-width="3.572cm" style:rel-column-width="13770*"/>
    </style:style>
    <style:style style:name="Contrato.B" style:family="table-column">
      <style:table-column-properties style:column-width="13.427cm" style:rel-column-width="51765*"/>
    </style:style>
    <style:style style:name="Contrato.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Contrato.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Contrato.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 style:family="table">
      <style:table-properties style:width="16.999cm" table:align="margins"/>
    </style:style>
    <style:style style:name="Tabla1.A" style:family="table-column">
      <style:table-column-properties style:column-width="3.572cm" style:rel-column-width="13770*"/>
    </style:style>
    <style:style style:name="Tabla1.B" style:family="table-column">
      <style:table-column-properties style:column-width="13.427cm" style:rel-column-width="51765*"/>
    </style:style>
    <style:style style:name="Tabla1.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P1" style:family="paragraph" style:parent-style-name="Table_20_Heading">
      <style:paragraph-properties fo:text-align="start" style:justify-single-word="false"/>
    </style:style>
    <style:style style:name="P2" style:family="paragraph" style:parent-style-name="Table_20_Contents" style:list-style-name="L1"/>
    <style:style style:name="P3" style:family="paragraph" style:parent-style-name="Table_20_Contents" style:list-style-name="L2"/>
    <style:style style:name="P4" style:family="paragraph" style:parent-style-name="Table_20_Contents" style:list-style-name="L3"/>
    <style:style style:name="P5" style:family="paragraph" style:parent-style-name="Table_20_Contents" style:list-style-name="L4"/>
    <style:style style:name="P6" style:family="paragraph" style:parent-style-name="Table_20_Contents" style:list-style-name="L5"/>
    <style:style style:name="P7" style:family="paragraph" style:parent-style-name="Table_20_Contents" style:list-style-name="L6"/>
    <style:style style:name="P8" style:family="paragraph" style:parent-style-name="Table_20_Contents" style:list-style-name="L7"/>
    <style:style style:name="P9" style:family="paragraph" style:parent-style-name="Table_20_Heading">
      <style:paragraph-properties fo:text-align="start" style:justify-single-word="fals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379cm" fo:text-indent="-0.635cm" fo:margin-left="1.37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4cm" fo:text-indent="-0.635cm" fo:margin-left="2.01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9cm" fo:text-indent="-0.635cm" fo:margin-left="2.64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4cm" fo:text-indent="-0.635cm" fo:margin-left="3.28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9cm" fo:text-indent="-0.635cm" fo:margin-left="3.91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4cm" fo:text-indent="-0.635cm" fo:margin-left="4.55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9cm" fo:text-indent="-0.635cm" fo:margin-left="5.18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4cm" fo:text-indent="-0.635cm" fo:margin-left="5.82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9cm" fo:text-indent="-0.635cm" fo:margin-left="6.45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4cm" fo:text-indent="-0.635cm" fo:margin-left="7.094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379cm" fo:text-indent="-0.635cm" fo:margin-left="1.37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4cm" fo:text-indent="-0.635cm" fo:margin-left="2.01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9cm" fo:text-indent="-0.635cm" fo:margin-left="2.64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4cm" fo:text-indent="-0.635cm" fo:margin-left="3.28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9cm" fo:text-indent="-0.635cm" fo:margin-left="3.91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4cm" fo:text-indent="-0.635cm" fo:margin-left="4.55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9cm" fo:text-indent="-0.635cm" fo:margin-left="5.18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4cm" fo:text-indent="-0.635cm" fo:margin-left="5.82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9cm" fo:text-indent="-0.635cm" fo:margin-left="6.45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4cm" fo:text-indent="-0.635cm" fo:margin-left="7.094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Contrato" table:style-name="Contrato">
        <table:table-column table:style-name="Contrato.A"/>
        <table:table-column table:style-name="Contrato.B"/>
        <table:table-row>
          <table:table-cell table:style-name="Contrato.A1" office:value-type="string">
            <text:p text:style-name="P1">Nombre:</text:p>
          </table:table-cell>
          <table:table-cell table:style-name="Contrato.B1" office:value-type="string">
            <text:p text:style-name="Text_20_body">dataSet = obtieneListaPlatoMasPedido(fechaInicio, fechaFin, seccion)</text:p>
          </table:table-cell>
        </table:table-row>
        <table:table-row>
          <table:table-cell table:style-name="Contrato.A2" office:value-type="string">
            <text:p text:style-name="Table_20_Contents">Responsabilidad</text:p>
          </table:table-cell>
          <table:table-cell table:style-name="Contrato.B2" office:value-type="string">
            <text:p text:style-name="Text_20_body">Obtiene una lista de los platos que más han sido pedidos en el restaurante durante un plazo de tiempo. También es posible indicar la sección en que queremos que se centre. </text:p>
          </table:table-cell>
        </table:table-row>
        <table:table-row>
          <table:table-cell table:style-name="Contrato.A2" office:value-type="string">
            <text:p text:style-name="Table_20_Contents">Tipo:</text:p>
          </table:table-cell>
          <table:table-cell table:style-name="Contrato.B2" office:value-type="string">
            <text:p text:style-name="Table_20_Contents">Sistema</text:p>
          </table:table-cell>
        </table:table-row>
        <table:table-row>
          <table:table-cell table:style-name="Contrato.A2" office:value-type="string">
            <text:p text:style-name="Table_20_Contents">Referencias:</text:p>
          </table:table-cell>
          <table:table-cell table:style-name="Contrato.B2" office:value-type="string">
            <text:p text:style-name="Table_20_Contents">Caso de uso “Consultar Estadisticas”</text:p>
          </table:table-cell>
        </table:table-row>
        <table:table-row>
          <table:table-cell table:style-name="Contrato.A2" office:value-type="string">
            <text:p text:style-name="Table_20_Contents">Nota:</text:p>
          </table:table-cell>
          <table:table-cell table:style-name="Contrato.B2" office:value-type="string">
            <text:p text:style-name="Table_20_Contents">Si no se especifica sección se realiza la consulta sobre todas las secciones. Si no se especifican fechas se toma la fecha como nula, en este caso:</text:p>
            <text:list xml:id="list37265954" text:style-name="L5">
              <text:list-item>
                <text:p text:style-name="P6">Si es la fechaInicio nula se comenzará desde el primer pedido</text:p>
              </text:list-item>
              <text:list-item>
                <text:p text:style-name="P6">Si es la fechaFin nula se llegará hasta el último pedido.</text:p>
              </text:list-item>
              <text:list-item>
                <text:p text:style-name="P6">Si ambas son nulas se actúa sobre todos los pedidos.</text:p>
              </text:list-item>
            </text:list>
          </table:table-cell>
        </table:table-row>
        <table:table-row>
          <table:table-cell table:style-name="Contrato.A2" office:value-type="string">
            <text:p text:style-name="Table_20_Contents">Excepción:</text:p>
          </table:table-cell>
          <table:table-cell table:style-name="Contrato.B2" office:value-type="string">
            <text:list xml:id="list37254111" text:style-name="L6">
              <text:list-item>
                <text:p text:style-name="P7">No se han realizado pedidos aún en el restaurante.</text:p>
              </text:list-item>
            </text:list>
          </table:table-cell>
        </table:table-row>
        <table:table-row>
          <table:table-cell table:style-name="Contrato.A2" office:value-type="string">
            <text:p text:style-name="Table_20_Contents">Precondición:</text:p>
          </table:table-cell>
          <table:table-cell table:style-name="Contrato.B2" office:value-type="string">
            <text:list xml:id="list37244365" text:style-name="L7">
              <text:list-item>
                <text:p text:style-name="P8">fechaInicio debe ser menor que fechaFin o ser nula.</text:p>
              </text:list-item>
              <text:list-item>
                <text:p text:style-name="P8">fechaFin debe ser menor o igual que la fecha actual o ser nula.</text:p>
              </text:list-item>
              <text:list-item>
                <text:p text:style-name="P8">Seccion debe existir o ser nula</text:p>
              </text:list-item>
            </text:list>
          </table:table-cell>
        </table:table-row>
        <table:table-row>
          <table:table-cell table:style-name="Contrato.A2" office:value-type="string">
            <text:p text:style-name="Table_20_Contents">Postcondición:</text:p>
          </table:table-cell>
          <table:table-cell table:style-name="Contrato.B2" office:value-type="string">
            <text:p text:style-name="Table_20_Contents"/>
          </table:table-cell>
        </table:table-row>
        <table:table-row>
          <table:table-cell table:style-name="Contrato.A9" office:value-type="string">
            <text:p text:style-name="Table_20_Contents">Salida:</text:p>
          </table:table-cell>
          <table:table-cell table:style-name="Contrato.B9" office:value-type="string">
            <text:p text:style-name="Table_20_Contents">Un objeto DefaultCategoryDataset con el nombre del elemento y la cantidad pedida.</text:p>
          </table:table-cell>
        </table:table-row>
      </table:table>
      <text:p text:style-name="Standard"/>
      <text:p text:style-name="Standard"/>
      <table:table table:name="Tabla1" table:style-name="Tabla1">
        <table:table-column table:style-name="Tabla1.A"/>
        <table:table-column table:style-name="Tabla1.B"/>
        <table:table-row>
          <table:table-cell table:style-name="Tabla1.A1" office:value-type="string">
            <text:p text:style-name="P1">Nombre:</text:p>
          </table:table-cell>
          <table:table-cell table:style-name="Tabla1.B1" office:value-type="string">
            <text:p text:style-name="Text_20_body">dataSet = obtieneListaPlatoMenosPedido(fechaInicio, fechaFin, seccion)</text:p>
          </table:table-cell>
        </table:table-row>
        <table:table-row>
          <table:table-cell table:style-name="Tabla1.A2" office:value-type="string">
            <text:p text:style-name="P1">Responsabilidad:</text:p>
          </table:table-cell>
          <table:table-cell table:style-name="Tabla1.B2" office:value-type="string">
            <text:p text:style-name="Text_20_body">Obtiene una lista de los platos que menos ha sido pedidos en el restaurante durante un plazo de tiempo. También es posible indicar la sección en que queremos que se centre. </text:p>
          </table:table-cell>
        </table:table-row>
        <table:table-row>
          <table:table-cell table:style-name="Tabla1.A2" office:value-type="string">
            <text:p text:style-name="P1">Tipo:</text:p>
          </table:table-cell>
          <table:table-cell table:style-name="Tabla1.B2" office:value-type="string">
            <text:p text:style-name="Table_20_Contents">Sistema</text:p>
          </table:table-cell>
        </table:table-row>
        <table:table-row>
          <table:table-cell table:style-name="Tabla1.A2" office:value-type="string">
            <text:p text:style-name="P1">Referencias:</text:p>
          </table:table-cell>
          <table:table-cell table:style-name="Tabla1.B2" office:value-type="string">
            <text:p text:style-name="Table_20_Contents">Caso de uso “Consultar Estadisticas”</text:p>
          </table:table-cell>
        </table:table-row>
        <table:table-row>
          <table:table-cell table:style-name="Tabla1.A2" office:value-type="string">
            <text:p text:style-name="P1">Nota:</text:p>
          </table:table-cell>
          <table:table-cell table:style-name="Tabla1.B2" office:value-type="string">
            <text:p text:style-name="Table_20_Contents">Si no se especifica sección se realiza la consulta sobre todas las secciones. Si no se especifican fechas se toma la fecha como nula, en este caso:</text:p>
            <text:list xml:id="list37337221" text:style-name="L1">
              <text:list-item>
                <text:p text:style-name="P2">Si es la fechaInicio nula se comenzará desde el primer pedido</text:p>
              </text:list-item>
              <text:list-item>
                <text:p text:style-name="P2">Si es la fechaFin nula se llegará hasta el último pedido.</text:p>
              </text:list-item>
              <text:list-item>
                <text:p text:style-name="P2">Si ambas son nulas se actúa sobre todos los pedidos.</text:p>
              </text:list-item>
            </text:list>
          </table:table-cell>
        </table:table-row>
        <table:table-row>
          <table:table-cell table:style-name="Tabla1.A2" office:value-type="string">
            <text:p text:style-name="P1">Excepción:</text:p>
          </table:table-cell>
          <table:table-cell table:style-name="Tabla1.B2" office:value-type="string">
            <text:list xml:id="list37315048" text:style-name="L2">
              <text:list-item>
                <text:p text:style-name="P3">No se han realizado pedidos aún en el restaurante.</text:p>
              </text:list-item>
            </text:list>
          </table:table-cell>
        </table:table-row>
        <table:table-row>
          <table:table-cell table:style-name="Tabla1.A2" office:value-type="string">
            <text:p text:style-name="P1">Precondición:</text:p>
          </table:table-cell>
          <table:table-cell table:style-name="Tabla1.B2" office:value-type="string">
            <text:list xml:id="list37333470" text:style-name="L4">
              <text:list-item>
                <text:p text:style-name="P5">fechaInicio debe ser menor que fechaFin o ser nula.</text:p>
              </text:list-item>
              <text:list-item>
                <text:p text:style-name="P5">fechaFin debe ser menor o igual que la fecha actual o ser nula.</text:p>
              </text:list-item>
              <text:list-item>
                <text:p text:style-name="P5">Seccion debe existir o ser nula</text:p>
              </text:list-item>
            </text:list>
          </table:table-cell>
        </table:table-row>
        <table:table-row>
          <table:table-cell table:style-name="Tabla1.A2" office:value-type="string">
            <text:p text:style-name="P1">Postcondición:</text:p>
          </table:table-cell>
          <table:table-cell table:style-name="Tabla1.B2" office:value-type="string">
            <text:p text:style-name="Table_20_Contents"/>
          </table:table-cell>
        </table:table-row>
        <table:table-row>
          <table:table-cell table:style-name="Tabla1.A9" office:value-type="string">
            <text:p text:style-name="P1">Salida:</text:p>
          </table:table-cell>
          <table:table-cell table:style-name="Tabla1.B9" office:value-type="string">
            <text:p text:style-name="Table_20_Contents">Un objeto DefaultCategoryDataset con el nombre del elemento y la cantidad pedida.</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DejaVu Sans Mono" svg:font-family="'DejaVu Sans Mono'" style:font-family-generic="modern" style:font-pitch="fixed"/>
    <style:font-face style:name="Segoe Print" svg:font-family="'Segoe Print'" style:font-adornments="Negrit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Table_20_Contents" style:display-name="Table Contents" style:family="paragraph" style:parent-style-name="Standard" style:class="extra">
      <style:paragraph-properties fo:background-color="transparent" text:number-lines="false" text:line-number="0">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color="#333366" style:font-name="Segoe Print" fo:font-size="11pt" fo:font-weight="bold" style:font-size-asian="10.5pt"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4-22T20:59:05.27</meta:creation-date>
    <meta:generator>OpenOffice.org/3.2$Win32 OpenOffice.org_project/320m12$Build-9483</meta:generator>
    <meta:editing-duration>PT04H45M18S</meta:editing-duration>
    <meta:editing-cycles>27</meta:editing-cycles>
    <meta:initial-creator>Sergio Rodriguez Lumley</meta:initial-creator>
    <dc:date>2010-05-26T17:24:13.40</dc:date>
    <dc:creator>Carlos Salas Morales</dc:creator>
    <meta:document-statistic meta:table-count="2" meta:image-count="0" meta:object-count="0" meta:page-count="1" meta:paragraph-count="44" meta:word-count="334" meta:character-count="1946"/>
  </office:meta>
</office:document-meta>
</file>